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0714" calcext:value-type="float">
            <text:p>2.40714</text:p>
          </table:table-cell>
          <table:table-cell office:value-type="float" office:value="2.413528" calcext:value-type="float">
            <text:p>2.41353</text:p>
          </table:table-cell>
          <table:table-cell office:value-type="float" office:value="4.618608" calcext:value-type="float">
            <text:p>4.618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7848266666667" calcext:value-type="float">
            <text:p>2.37848</text:p>
          </table:table-cell>
          <table:table-cell office:value-type="float" office:value="2.406608" calcext:value-type="float">
            <text:p>2.40661</text:p>
          </table:table-cell>
          <table:table-cell office:value-type="float" office:value="4.482752" calcext:value-type="float">
            <text:p>4.482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35264" calcext:value-type="float">
            <text:p>2.33526</text:p>
          </table:table-cell>
          <table:table-cell office:value-type="float" office:value="2.330884" calcext:value-type="float">
            <text:p>2.33088</text:p>
          </table:table-cell>
          <table:table-cell office:value-type="float" office:value="3.961216" calcext:value-type="float">
            <text:p>3.961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150266666667" calcext:value-type="float">
            <text:p>2.3015</text:p>
          </table:table-cell>
          <table:table-cell office:value-type="float" office:value="2.33111066666667" calcext:value-type="float">
            <text:p>2.33111</text:p>
          </table:table-cell>
          <table:table-cell office:value-type="float" office:value="3.809536" calcext:value-type="float">
            <text:p>3.809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118933333333" calcext:value-type="float">
            <text:p>2.30119</text:p>
          </table:table-cell>
          <table:table-cell office:value-type="float" office:value="2.32965866666667" calcext:value-type="float">
            <text:p>2.32966</text:p>
          </table:table-cell>
          <table:table-cell office:value-type="float" office:value="3.446224" calcext:value-type="float">
            <text:p>3.446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962" calcext:value-type="float">
            <text:p>2.32962</text:p>
          </table:table-cell>
          <table:table-cell office:value-type="float" office:value="2.326744" calcext:value-type="float">
            <text:p>2.32674</text:p>
          </table:table-cell>
          <table:table-cell office:value-type="float" office:value="3.360464" calcext:value-type="float">
            <text:p>3.360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625866666667" calcext:value-type="float">
            <text:p>2.32626</text:p>
          </table:table-cell>
          <table:table-cell office:value-type="float" office:value="2.328292" calcext:value-type="float">
            <text:p>2.32829</text:p>
          </table:table-cell>
          <table:table-cell office:value-type="float" office:value="2.876928" calcext:value-type="float">
            <text:p>2.8769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203466666667" calcext:value-type="float">
            <text:p>2.32203</text:p>
          </table:table-cell>
          <table:table-cell office:value-type="float" office:value="2.31989333333333" calcext:value-type="float">
            <text:p>2.31989</text:p>
          </table:table-cell>
          <table:table-cell office:value-type="float" office:value="3.900432" calcext:value-type="float">
            <text:p>3.900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15104" calcext:value-type="float">
            <text:p>2.3151</text:p>
          </table:table-cell>
          <table:table-cell office:value-type="float" office:value="2.321608" calcext:value-type="float">
            <text:p>2.32161</text:p>
          </table:table-cell>
          <table:table-cell office:value-type="float" office:value="4.388048" calcext:value-type="float">
            <text:p>4.388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104266666667" calcext:value-type="float">
            <text:p>2.32104</text:p>
          </table:table-cell>
          <table:table-cell office:value-type="float" office:value="2.34458266666667" calcext:value-type="float">
            <text:p>2.34458</text:p>
          </table:table-cell>
          <table:table-cell office:value-type="float" office:value="2.969904" calcext:value-type="float">
            <text:p>2.96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2676133333333" calcext:value-type="float">
            <text:p>2.32676</text:p>
          </table:table-cell>
          <table:table-cell office:value-type="float" office:value="2.31938533333333" calcext:value-type="float">
            <text:p>2.31939</text:p>
          </table:table-cell>
          <table:table-cell office:value-type="float" office:value="3.523264" calcext:value-type="float">
            <text:p>3.523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527866666667" calcext:value-type="float">
            <text:p>2.31528</text:p>
          </table:table-cell>
          <table:table-cell office:value-type="float" office:value="2.340128" calcext:value-type="float">
            <text:p>2.34013</text:p>
          </table:table-cell>
          <table:table-cell office:value-type="float" office:value="4.370976" calcext:value-type="float">
            <text:p>4.370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0116" calcext:value-type="float">
            <text:p>2.30012</text:p>
          </table:table-cell>
          <table:table-cell office:value-type="float" office:value="2.31078266666667" calcext:value-type="float">
            <text:p>2.31078</text:p>
          </table:table-cell>
          <table:table-cell office:value-type="float" office:value="3.652784" calcext:value-type="float">
            <text:p>3.652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980533333333" calcext:value-type="float">
            <text:p>2.27981</text:p>
          </table:table-cell>
          <table:table-cell office:value-type="float" office:value="2.30316666666667" calcext:value-type="float">
            <text:p>2.30317</text:p>
          </table:table-cell>
          <table:table-cell office:value-type="float" office:value="3.81888" calcext:value-type="float">
            <text:p>3.818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0206933333333" calcext:value-type="float">
            <text:p>2.30207</text:p>
          </table:table-cell>
          <table:table-cell office:value-type="float" office:value="2.31900266666667" calcext:value-type="float">
            <text:p>2.319</text:p>
          </table:table-cell>
          <table:table-cell office:value-type="float" office:value="3.638832" calcext:value-type="float">
            <text:p>3.6388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6988" calcext:value-type="float">
            <text:p>2.29699</text:p>
          </table:table-cell>
          <table:table-cell office:value-type="float" office:value="2.29880666666667" calcext:value-type="float">
            <text:p>2.29881</text:p>
          </table:table-cell>
          <table:table-cell office:value-type="float" office:value="3.889808" calcext:value-type="float">
            <text:p>3.8898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040933333333" calcext:value-type="float">
            <text:p>2.29041</text:p>
          </table:table-cell>
          <table:table-cell office:value-type="float" office:value="2.32452933333333" calcext:value-type="float">
            <text:p>2.32453</text:p>
          </table:table-cell>
          <table:table-cell office:value-type="float" office:value="3.828592" calcext:value-type="float">
            <text:p>3.828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9316" calcext:value-type="float">
            <text:p>2.28932</text:p>
          </table:table-cell>
          <table:table-cell office:value-type="float" office:value="2.32379866666667" calcext:value-type="float">
            <text:p>2.3238</text:p>
          </table:table-cell>
          <table:table-cell office:value-type="float" office:value="3.46704" calcext:value-type="float">
            <text:p>3.4670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52133333333" calcext:value-type="float">
            <text:p>2.25952</text:p>
          </table:table-cell>
          <table:table-cell office:value-type="float" office:value="2.256024" calcext:value-type="float">
            <text:p>2.25602</text:p>
          </table:table-cell>
          <table:table-cell office:value-type="float" office:value="3.08288" calcext:value-type="float">
            <text:p>3.082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688933333333" calcext:value-type="float">
            <text:p>2.25689</text:p>
          </table:table-cell>
          <table:table-cell office:value-type="float" office:value="2.248644" calcext:value-type="float">
            <text:p>2.24864</text:p>
          </table:table-cell>
          <table:table-cell office:value-type="float" office:value="3.447936" calcext:value-type="float">
            <text:p>3.447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699466666667" calcext:value-type="float">
            <text:p>2.24699</text:p>
          </table:table-cell>
          <table:table-cell office:value-type="float" office:value="2.26194933333333" calcext:value-type="float">
            <text:p>2.26195</text:p>
          </table:table-cell>
          <table:table-cell office:value-type="float" office:value="2.730176" calcext:value-type="float">
            <text:p>2.730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7536" calcext:value-type="float">
            <text:p>2.24754</text:p>
          </table:table-cell>
          <table:table-cell office:value-type="float" office:value="2.235476" calcext:value-type="float">
            <text:p>2.23548</text:p>
          </table:table-cell>
          <table:table-cell office:value-type="float" office:value="2.76728" calcext:value-type="float">
            <text:p>2.7672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53066666667" calcext:value-type="float">
            <text:p>2.23353</text:p>
          </table:table-cell>
          <table:table-cell office:value-type="float" office:value="2.25611466666667" calcext:value-type="float">
            <text:p>2.25611</text:p>
          </table:table-cell>
          <table:table-cell office:value-type="float" office:value="3.134112" calcext:value-type="float">
            <text:p>3.134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844" calcext:value-type="float">
            <text:p>2.22844</text:p>
          </table:table-cell>
          <table:table-cell office:value-type="float" office:value="2.23191866666667" calcext:value-type="float">
            <text:p>2.23192</text:p>
          </table:table-cell>
          <table:table-cell office:value-type="float" office:value="2.746272" calcext:value-type="float">
            <text:p>2.7462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817066666667" calcext:value-type="float">
            <text:p>2.22817</text:p>
          </table:table-cell>
          <table:table-cell office:value-type="float" office:value="2.216944" calcext:value-type="float">
            <text:p>2.21694</text:p>
          </table:table-cell>
          <table:table-cell office:value-type="float" office:value="2.567936" calcext:value-type="float">
            <text:p>2.567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731866666667" calcext:value-type="float">
            <text:p>2.22732</text:p>
          </table:table-cell>
          <table:table-cell office:value-type="float" office:value="2.22741066666667" calcext:value-type="float">
            <text:p>2.22741</text:p>
          </table:table-cell>
          <table:table-cell office:value-type="float" office:value="2.511008" calcext:value-type="float">
            <text:p>2.511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2484666666667" calcext:value-type="float">
            <text:p>2.22485</text:p>
          </table:table-cell>
          <table:table-cell office:value-type="float" office:value="2.253392" calcext:value-type="float">
            <text:p>2.25339</text:p>
          </table:table-cell>
          <table:table-cell office:value-type="float" office:value="3.459696" calcext:value-type="float">
            <text:p>3.45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626933333333" calcext:value-type="float">
            <text:p>2.19627</text:p>
          </table:table-cell>
          <table:table-cell office:value-type="float" office:value="2.223596" calcext:value-type="float">
            <text:p>2.2236</text:p>
          </table:table-cell>
          <table:table-cell office:value-type="float" office:value="2.558464" calcext:value-type="float">
            <text:p>2.558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6472" calcext:value-type="float">
            <text:p>2.21647</text:p>
          </table:table-cell>
          <table:table-cell office:value-type="float" office:value="2.22996133333333" calcext:value-type="float">
            <text:p>2.22996</text:p>
          </table:table-cell>
          <table:table-cell office:value-type="float" office:value="3.182688" calcext:value-type="float">
            <text:p>3.182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15948" calcext:value-type="float">
            <text:p>2.21595</text:p>
          </table:table-cell>
          <table:table-cell office:value-type="float" office:value="2.22033866666667" calcext:value-type="float">
            <text:p>2.22034</text:p>
          </table:table-cell>
          <table:table-cell office:value-type="float" office:value="3.23184" calcext:value-type="float">
            <text:p>3.231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5868" calcext:value-type="float">
            <text:p>2.21587</text:p>
          </table:table-cell>
          <table:table-cell office:value-type="float" office:value="2.21451066666667" calcext:value-type="float">
            <text:p>2.21451</text:p>
          </table:table-cell>
          <table:table-cell office:value-type="float" office:value="3.002576" calcext:value-type="float">
            <text:p>3.002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135333333333" calcext:value-type="float">
            <text:p>2.21135</text:p>
          </table:table-cell>
          <table:table-cell office:value-type="float" office:value="2.24162666666667" calcext:value-type="float">
            <text:p>2.24163</text:p>
          </table:table-cell>
          <table:table-cell office:value-type="float" office:value="2.768464" calcext:value-type="float">
            <text:p>2.768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8168" calcext:value-type="float">
            <text:p>2.20817</text:p>
          </table:table-cell>
          <table:table-cell office:value-type="float" office:value="2.22728533333333" calcext:value-type="float">
            <text:p>2.22729</text:p>
          </table:table-cell>
          <table:table-cell office:value-type="float" office:value="3.010384" calcext:value-type="float">
            <text:p>3.010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788933333333" calcext:value-type="float">
            <text:p>2.20789</text:p>
          </table:table-cell>
          <table:table-cell office:value-type="float" office:value="2.22729733333333" calcext:value-type="float">
            <text:p>2.2273</text:p>
          </table:table-cell>
          <table:table-cell office:value-type="float" office:value="2.64472" calcext:value-type="float">
            <text:p>2.6447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9186266666667" calcext:value-type="float">
            <text:p>2.19186</text:p>
          </table:table-cell>
          <table:table-cell office:value-type="float" office:value="2.19706933333333" calcext:value-type="float">
            <text:p>2.19707</text:p>
          </table:table-cell>
          <table:table-cell office:value-type="float" office:value="2.885184" calcext:value-type="float">
            <text:p>2.885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168" calcext:value-type="float">
            <text:p>2.17917</text:p>
          </table:table-cell>
          <table:table-cell office:value-type="float" office:value="2.17879866666667" calcext:value-type="float">
            <text:p>2.1788</text:p>
          </table:table-cell>
          <table:table-cell office:value-type="float" office:value="2.950832" calcext:value-type="float">
            <text:p>2.9508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8864" calcext:value-type="float">
            <text:p>2.16886</text:p>
          </table:table-cell>
          <table:table-cell office:value-type="float" office:value="2.18051066666667" calcext:value-type="float">
            <text:p>2.18051</text:p>
          </table:table-cell>
          <table:table-cell office:value-type="float" office:value="2.81288" calcext:value-type="float">
            <text:p>2.812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15430133333333" calcext:value-type="float">
            <text:p>2.1543</text:p>
          </table:table-cell>
          <table:table-cell office:value-type="float" office:value="2.16129733333333" calcext:value-type="float">
            <text:p>2.1613</text:p>
          </table:table-cell>
          <table:table-cell office:value-type="float" office:value="2.253264" calcext:value-type="float">
            <text:p>2.253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6484" calcext:value-type="float">
            <text:p>2.15648</text:p>
          </table:table-cell>
          <table:table-cell office:value-type="float" office:value="2.17142" calcext:value-type="float">
            <text:p>2.17142</text:p>
          </table:table-cell>
          <table:table-cell office:value-type="float" office:value="2.805456" calcext:value-type="float">
            <text:p>2.805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519733333333" calcext:value-type="float">
            <text:p>2.1552</text:p>
          </table:table-cell>
          <table:table-cell office:value-type="float" office:value="2.15862533333333" calcext:value-type="float">
            <text:p>2.15863</text:p>
          </table:table-cell>
          <table:table-cell office:value-type="float" office:value="3.554416" calcext:value-type="float">
            <text:p>3.554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4432933333333" calcext:value-type="float">
            <text:p>2.14433</text:p>
          </table:table-cell>
          <table:table-cell office:value-type="float" office:value="2.1512" calcext:value-type="float">
            <text:p>2.1512</text:p>
          </table:table-cell>
          <table:table-cell office:value-type="float" office:value="2.349552" calcext:value-type="float">
            <text:p>2.349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573066666667" calcext:value-type="float">
            <text:p>2.13573</text:p>
          </table:table-cell>
          <table:table-cell office:value-type="float" office:value="2.14838933333333" calcext:value-type="float">
            <text:p>2.14839</text:p>
          </table:table-cell>
          <table:table-cell office:value-type="float" office:value="3.576448" calcext:value-type="float">
            <text:p>3.576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4832" calcext:value-type="float">
            <text:p>2.13483</text:p>
          </table:table-cell>
          <table:table-cell office:value-type="float" office:value="2.13358" calcext:value-type="float">
            <text:p>2.13358</text:p>
          </table:table-cell>
          <table:table-cell office:value-type="float" office:value="2.153216" calcext:value-type="float">
            <text:p>2.153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034666666667" calcext:value-type="float">
            <text:p>2.13035</text:p>
          </table:table-cell>
          <table:table-cell office:value-type="float" office:value="2.142912" calcext:value-type="float">
            <text:p>2.14291</text:p>
          </table:table-cell>
          <table:table-cell office:value-type="float" office:value="2.236464" calcext:value-type="float">
            <text:p>2.236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3644" calcext:value-type="float">
            <text:p>2.12364</text:p>
          </table:table-cell>
          <table:table-cell office:value-type="float" office:value="2.129996" calcext:value-type="float">
            <text:p>2.13</text:p>
          </table:table-cell>
          <table:table-cell office:value-type="float" office:value="2.679792" calcext:value-type="float">
            <text:p>2.679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464933333333" calcext:value-type="float">
            <text:p>2.11465</text:p>
          </table:table-cell>
          <table:table-cell office:value-type="float" office:value="2.12359733333333" calcext:value-type="float">
            <text:p>2.1236</text:p>
          </table:table-cell>
          <table:table-cell office:value-type="float" office:value="2.721728" calcext:value-type="float">
            <text:p>2.721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347333333333" calcext:value-type="float">
            <text:p>2.12347</text:p>
          </table:table-cell>
          <table:table-cell office:value-type="float" office:value="2.11274" calcext:value-type="float">
            <text:p>2.11274</text:p>
          </table:table-cell>
          <table:table-cell office:value-type="float" office:value="3.312928" calcext:value-type="float">
            <text:p>3.3129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470666666667" calcext:value-type="float">
            <text:p>2.10471</text:p>
          </table:table-cell>
          <table:table-cell office:value-type="float" office:value="2.11603866666667" calcext:value-type="float">
            <text:p>2.11604</text:p>
          </table:table-cell>
          <table:table-cell office:value-type="float" office:value="2.75368" calcext:value-type="float">
            <text:p>2.753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0298133333333" calcext:value-type="float">
            <text:p>2.10298</text:p>
          </table:table-cell>
          <table:table-cell office:value-type="float" office:value="2.102324" calcext:value-type="float">
            <text:p>2.10232</text:p>
          </table:table-cell>
          <table:table-cell office:value-type="float" office:value="3.626432" calcext:value-type="float">
            <text:p>3.626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273866666667" calcext:value-type="float">
            <text:p>2.10274</text:p>
          </table:table-cell>
          <table:table-cell office:value-type="float" office:value="2.131552" calcext:value-type="float">
            <text:p>2.13155</text:p>
          </table:table-cell>
          <table:table-cell office:value-type="float" office:value="3.330224" calcext:value-type="float">
            <text:p>3.330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09684533333333" calcext:value-type="float">
            <text:p>2.09685</text:p>
          </table:table-cell>
          <table:table-cell office:value-type="float" office:value="2.108256" calcext:value-type="float">
            <text:p>2.10826</text:p>
          </table:table-cell>
          <table:table-cell office:value-type="float" office:value="3.68232" calcext:value-type="float">
            <text:p>3.6823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96312" calcext:value-type="float">
            <text:p>2.09631</text:p>
          </table:table-cell>
          <table:table-cell office:value-type="float" office:value="2.09658" calcext:value-type="float">
            <text:p>2.09658</text:p>
          </table:table-cell>
          <table:table-cell office:value-type="float" office:value="2.781792" calcext:value-type="float">
            <text:p>2.781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93072" calcext:value-type="float">
            <text:p>2.09307</text:p>
          </table:table-cell>
          <table:table-cell office:value-type="float" office:value="2.09434" calcext:value-type="float">
            <text:p>2.09434</text:p>
          </table:table-cell>
          <table:table-cell office:value-type="float" office:value="2.811216" calcext:value-type="float">
            <text:p>2.811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090496" calcext:value-type="float">
            <text:p>2.0905</text:p>
          </table:table-cell>
          <table:table-cell office:value-type="float" office:value="2.100268" calcext:value-type="float">
            <text:p>2.10027</text:p>
          </table:table-cell>
          <table:table-cell office:value-type="float" office:value="2.790096" calcext:value-type="float">
            <text:p>2.79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5105066666667" calcext:value-type="float">
            <text:p>2.05105</text:p>
          </table:table-cell>
          <table:table-cell office:value-type="float" office:value="2.03840133333333" calcext:value-type="float">
            <text:p>2.0384</text:p>
          </table:table-cell>
          <table:table-cell office:value-type="float" office:value="2.133888" calcext:value-type="float">
            <text:p>2.133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3042133333333" calcext:value-type="float">
            <text:p>2.03042</text:p>
          </table:table-cell>
          <table:table-cell office:value-type="float" office:value="2.049764" calcext:value-type="float">
            <text:p>2.04976</text:p>
          </table:table-cell>
          <table:table-cell office:value-type="float" office:value="2.086624" calcext:value-type="float">
            <text:p>2.086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4299066666667" calcext:value-type="float">
            <text:p>2.04299</text:p>
          </table:table-cell>
          <table:table-cell office:value-type="float" office:value="2.03356" calcext:value-type="float">
            <text:p>2.03356</text:p>
          </table:table-cell>
          <table:table-cell office:value-type="float" office:value="2.113104" calcext:value-type="float">
            <text:p>2.113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01208933333333" calcext:value-type="float">
            <text:p>2.01209</text:p>
          </table:table-cell>
          <table:table-cell office:value-type="float" office:value="2.02424" calcext:value-type="float">
            <text:p>2.02424</text:p>
          </table:table-cell>
          <table:table-cell office:value-type="float" office:value="2.138112" calcext:value-type="float">
            <text:p>2.138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94987333333333" calcext:value-type="float">
            <text:p>1.94987</text:p>
          </table:table-cell>
          <table:table-cell office:value-type="float" office:value="1.93227733333333" calcext:value-type="float">
            <text:p>1.93228</text:p>
          </table:table-cell>
          <table:table-cell office:value-type="float" office:value="1.8312" calcext:value-type="float">
            <text:p>1.83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91659733333333" calcext:value-type="float">
            <text:p>1.9166</text:p>
          </table:table-cell>
          <table:table-cell office:value-type="float" office:value="1.93144666666667" calcext:value-type="float">
            <text:p>1.93145</text:p>
          </table:table-cell>
          <table:table-cell office:value-type="float" office:value="1.772096" calcext:value-type="float">
            <text:p>1.77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040933333333" calcext:value-type="float">
            <text:p>2.29041</text:p>
          </table:table-cell>
          <table:table-cell office:value-type="float" office:value="2.32452933333333" calcext:value-type="float">
            <text:p>2.32453</text:p>
          </table:table-cell>
          <table:table-cell office:value-type="float" office:value="3.828592" calcext:value-type="float">
            <text:p>3.828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2.15172044444444" calcext:value-type="float">
            <text:p>2.15172</text:p>
          </table:table-cell>
          <table:table-cell table:formula="of:=AVERAGE([.BT1:.BT15])" office:value-type="float" office:value="2.16021653333333" calcext:value-type="float">
            <text:p>2.16022</text:p>
          </table:table-cell>
          <table:table-cell table:formula="of:=AVERAGE([.BU1:.BU15])" office:value-type="float" office:value="2.90476266666667" calcext:value-type="float">
            <text:p>2.90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52133333333" calcext:value-type="float">
            <text:p>2.25952</text:p>
          </table:table-cell>
          <table:table-cell office:value-type="float" office:value="2.256024" calcext:value-type="float">
            <text:p>2.25602</text:p>
          </table:table-cell>
          <table:table-cell office:value-type="float" office:value="3.08288" calcext:value-type="float">
            <text:p>3.082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2480384" calcext:value-type="float">
            <text:p>2.24804</text:p>
          </table:table-cell>
          <table:table-cell table:formula="of:=AVERAGE([.BT1:.BT5])" office:value-type="float" office:value="2.2580504" calcext:value-type="float">
            <text:p>2.25805</text:p>
          </table:table-cell>
          <table:table-cell table:formula="of:=AVERAGE([.BU1:.BU5])" office:value-type="float" office:value="3.0768992" calcext:value-type="float">
            <text:p>3.07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699466666667" calcext:value-type="float">
            <text:p>2.24699</text:p>
          </table:table-cell>
          <table:table-cell office:value-type="float" office:value="2.26194933333333" calcext:value-type="float">
            <text:p>2.26195</text:p>
          </table:table-cell>
          <table:table-cell office:value-type="float" office:value="2.730176" calcext:value-type="float">
            <text:p>2.730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731866666667" calcext:value-type="float">
            <text:p>2.22732</text:p>
          </table:table-cell>
          <table:table-cell office:value-type="float" office:value="2.22741066666667" calcext:value-type="float">
            <text:p>2.22741</text:p>
          </table:table-cell>
          <table:table-cell office:value-type="float" office:value="2.511008" calcext:value-type="float">
            <text:p>2.511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15948" calcext:value-type="float">
            <text:p>2.21595</text:p>
          </table:table-cell>
          <table:table-cell office:value-type="float" office:value="2.22033866666667" calcext:value-type="float">
            <text:p>2.22034</text:p>
          </table:table-cell>
          <table:table-cell office:value-type="float" office:value="3.23184" calcext:value-type="float">
            <text:p>3.231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5868" calcext:value-type="float">
            <text:p>2.21587</text:p>
          </table:table-cell>
          <table:table-cell office:value-type="float" office:value="2.21451066666667" calcext:value-type="float">
            <text:p>2.21451</text:p>
          </table:table-cell>
          <table:table-cell office:value-type="float" office:value="3.002576" calcext:value-type="float">
            <text:p>3.002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168" calcext:value-type="float">
            <text:p>2.17917</text:p>
          </table:table-cell>
          <table:table-cell office:value-type="float" office:value="2.17879866666667" calcext:value-type="float">
            <text:p>2.1788</text:p>
          </table:table-cell>
          <table:table-cell office:value-type="float" office:value="2.950832" calcext:value-type="float">
            <text:p>2.9508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8864" calcext:value-type="float">
            <text:p>2.16886</text:p>
          </table:table-cell>
          <table:table-cell office:value-type="float" office:value="2.18051066666667" calcext:value-type="float">
            <text:p>2.18051</text:p>
          </table:table-cell>
          <table:table-cell office:value-type="float" office:value="2.81288" calcext:value-type="float">
            <text:p>2.812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573066666667" calcext:value-type="float">
            <text:p>2.13573</text:p>
          </table:table-cell>
          <table:table-cell office:value-type="float" office:value="2.14838933333333" calcext:value-type="float">
            <text:p>2.14839</text:p>
          </table:table-cell>
          <table:table-cell office:value-type="float" office:value="3.576448" calcext:value-type="float">
            <text:p>3.576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3644" calcext:value-type="float">
            <text:p>2.12364</text:p>
          </table:table-cell>
          <table:table-cell office:value-type="float" office:value="2.129996" calcext:value-type="float">
            <text:p>2.13</text:p>
          </table:table-cell>
          <table:table-cell office:value-type="float" office:value="2.679792" calcext:value-type="float">
            <text:p>2.679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09684533333333" calcext:value-type="float">
            <text:p>2.09685</text:p>
          </table:table-cell>
          <table:table-cell office:value-type="float" office:value="2.108256" calcext:value-type="float">
            <text:p>2.10826</text:p>
          </table:table-cell>
          <table:table-cell office:value-type="float" office:value="3.68232" calcext:value-type="float">
            <text:p>3.6823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96312" calcext:value-type="float">
            <text:p>2.09631</text:p>
          </table:table-cell>
          <table:table-cell office:value-type="float" office:value="2.09658" calcext:value-type="float">
            <text:p>2.09658</text:p>
          </table:table-cell>
          <table:table-cell office:value-type="float" office:value="2.781792" calcext:value-type="float">
            <text:p>2.781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090496" calcext:value-type="float">
            <text:p>2.0905</text:p>
          </table:table-cell>
          <table:table-cell office:value-type="float" office:value="2.100268" calcext:value-type="float">
            <text:p>2.10027</text:p>
          </table:table-cell>
          <table:table-cell office:value-type="float" office:value="2.790096" calcext:value-type="float">
            <text:p>2.79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01208933333333" calcext:value-type="float">
            <text:p>2.01209</text:p>
          </table:table-cell>
          <table:table-cell office:value-type="float" office:value="2.02424" calcext:value-type="float">
            <text:p>2.02424</text:p>
          </table:table-cell>
          <table:table-cell office:value-type="float" office:value="2.138112" calcext:value-type="float">
            <text:p>2.138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91659733333333" calcext:value-type="float">
            <text:p>1.9166</text:p>
          </table:table-cell>
          <table:table-cell office:value-type="float" office:value="1.93144666666667" calcext:value-type="float">
            <text:p>1.93145</text:p>
          </table:table-cell>
          <table:table-cell office:value-type="float" office:value="1.772096" calcext:value-type="float">
            <text:p>1.77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35264" calcext:value-type="float">
            <text:p>2.33526</text:p>
          </table:table-cell>
          <table:table-cell office:value-type="float" office:value="2.330884" calcext:value-type="float">
            <text:p>2.33088</text:p>
          </table:table-cell>
          <table:table-cell office:value-type="float" office:value="3.961216" calcext:value-type="float">
            <text:p>3.961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2.15610542222222" calcext:value-type="float">
            <text:p>2.15611</text:p>
          </table:table-cell>
          <table:table-cell table:formula="of:=AVERAGE([.BT16:.BT30])" office:value-type="float" office:value="2.16218088888889" calcext:value-type="float">
            <text:p>2.16218</text:p>
          </table:table-cell>
          <table:table-cell table:formula="of:=AVERAGE([.BU16:.BU30])" office:value-type="float" office:value="2.9187872" calcext:value-type="float">
            <text:p>2.918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53066666667" calcext:value-type="float">
            <text:p>2.23353</text:p>
          </table:table-cell>
          <table:table-cell office:value-type="float" office:value="2.25611466666667" calcext:value-type="float">
            <text:p>2.25611</text:p>
          </table:table-cell>
          <table:table-cell office:value-type="float" office:value="3.134112" calcext:value-type="float">
            <text:p>3.134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24437493333333" calcext:value-type="float">
            <text:p>2.24437</text:p>
          </table:table-cell>
          <table:table-cell table:formula="of:=AVERAGE([.BT16:.BT20])" office:value-type="float" office:value="2.2552328" calcext:value-type="float">
            <text:p>2.25523</text:p>
          </table:table-cell>
          <table:table-cell table:formula="of:=AVERAGE([.BU16:.BU20])" office:value-type="float" office:value="3.2069344" calcext:value-type="float">
            <text:p>3.20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844" calcext:value-type="float">
            <text:p>2.22844</text:p>
          </table:table-cell>
          <table:table-cell office:value-type="float" office:value="2.23191866666667" calcext:value-type="float">
            <text:p>2.23192</text:p>
          </table:table-cell>
          <table:table-cell office:value-type="float" office:value="2.746272" calcext:value-type="float">
            <text:p>2.7462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6472" calcext:value-type="float">
            <text:p>2.21647</text:p>
          </table:table-cell>
          <table:table-cell office:value-type="float" office:value="2.22996133333333" calcext:value-type="float">
            <text:p>2.22996</text:p>
          </table:table-cell>
          <table:table-cell office:value-type="float" office:value="3.182688" calcext:value-type="float">
            <text:p>3.182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8168" calcext:value-type="float">
            <text:p>2.20817</text:p>
          </table:table-cell>
          <table:table-cell office:value-type="float" office:value="2.22728533333333" calcext:value-type="float">
            <text:p>2.22729</text:p>
          </table:table-cell>
          <table:table-cell office:value-type="float" office:value="3.010384" calcext:value-type="float">
            <text:p>3.010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788933333333" calcext:value-type="float">
            <text:p>2.20789</text:p>
          </table:table-cell>
          <table:table-cell office:value-type="float" office:value="2.22729733333333" calcext:value-type="float">
            <text:p>2.2273</text:p>
          </table:table-cell>
          <table:table-cell office:value-type="float" office:value="2.64472" calcext:value-type="float">
            <text:p>2.6447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9186266666667" calcext:value-type="float">
            <text:p>2.19186</text:p>
          </table:table-cell>
          <table:table-cell office:value-type="float" office:value="2.19706933333333" calcext:value-type="float">
            <text:p>2.19707</text:p>
          </table:table-cell>
          <table:table-cell office:value-type="float" office:value="2.885184" calcext:value-type="float">
            <text:p>2.885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6484" calcext:value-type="float">
            <text:p>2.15648</text:p>
          </table:table-cell>
          <table:table-cell office:value-type="float" office:value="2.17142" calcext:value-type="float">
            <text:p>2.17142</text:p>
          </table:table-cell>
          <table:table-cell office:value-type="float" office:value="2.805456" calcext:value-type="float">
            <text:p>2.805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519733333333" calcext:value-type="float">
            <text:p>2.1552</text:p>
          </table:table-cell>
          <table:table-cell office:value-type="float" office:value="2.15862533333333" calcext:value-type="float">
            <text:p>2.15863</text:p>
          </table:table-cell>
          <table:table-cell office:value-type="float" office:value="3.554416" calcext:value-type="float">
            <text:p>3.554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464933333333" calcext:value-type="float">
            <text:p>2.11465</text:p>
          </table:table-cell>
          <table:table-cell office:value-type="float" office:value="2.12359733333333" calcext:value-type="float">
            <text:p>2.1236</text:p>
          </table:table-cell>
          <table:table-cell office:value-type="float" office:value="2.721728" calcext:value-type="float">
            <text:p>2.721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470666666667" calcext:value-type="float">
            <text:p>2.10471</text:p>
          </table:table-cell>
          <table:table-cell office:value-type="float" office:value="2.11603866666667" calcext:value-type="float">
            <text:p>2.11604</text:p>
          </table:table-cell>
          <table:table-cell office:value-type="float" office:value="2.75368" calcext:value-type="float">
            <text:p>2.753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0298133333333" calcext:value-type="float">
            <text:p>2.10298</text:p>
          </table:table-cell>
          <table:table-cell office:value-type="float" office:value="2.102324" calcext:value-type="float">
            <text:p>2.10232</text:p>
          </table:table-cell>
          <table:table-cell office:value-type="float" office:value="3.626432" calcext:value-type="float">
            <text:p>3.626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93072" calcext:value-type="float">
            <text:p>2.09307</text:p>
          </table:table-cell>
          <table:table-cell office:value-type="float" office:value="2.09434" calcext:value-type="float">
            <text:p>2.09434</text:p>
          </table:table-cell>
          <table:table-cell office:value-type="float" office:value="2.811216" calcext:value-type="float">
            <text:p>2.811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4299066666667" calcext:value-type="float">
            <text:p>2.04299</text:p>
          </table:table-cell>
          <table:table-cell office:value-type="float" office:value="2.03356" calcext:value-type="float">
            <text:p>2.03356</text:p>
          </table:table-cell>
          <table:table-cell office:value-type="float" office:value="2.113104" calcext:value-type="float">
            <text:p>2.113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94987333333333" calcext:value-type="float">
            <text:p>1.94987</text:p>
          </table:table-cell>
          <table:table-cell office:value-type="float" office:value="1.93227733333333" calcext:value-type="float">
            <text:p>1.93228</text:p>
          </table:table-cell>
          <table:table-cell office:value-type="float" office:value="1.8312" calcext:value-type="float">
            <text:p>1.83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7848266666667" calcext:value-type="float">
            <text:p>2.37848</text:p>
          </table:table-cell>
          <table:table-cell office:value-type="float" office:value="2.406608" calcext:value-type="float">
            <text:p>2.40661</text:p>
          </table:table-cell>
          <table:table-cell office:value-type="float" office:value="4.482752" calcext:value-type="float">
            <text:p>4.482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2.24317786666667" calcext:value-type="float">
            <text:p>2.24318</text:p>
          </table:table-cell>
          <table:table-cell table:formula="of:=AVERAGE([.BT31:.BT45])" office:value-type="float" office:value="2.25703946666667" calcext:value-type="float">
            <text:p>2.25704</text:p>
          </table:table-cell>
          <table:table-cell table:formula="of:=AVERAGE([.BU31:.BU45])" office:value-type="float" office:value="3.26176213333333" calcext:value-type="float">
            <text:p>3.26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962" calcext:value-type="float">
            <text:p>2.32962</text:p>
          </table:table-cell>
          <table:table-cell office:value-type="float" office:value="2.326744" calcext:value-type="float">
            <text:p>2.32674</text:p>
          </table:table-cell>
          <table:table-cell office:value-type="float" office:value="3.360464" calcext:value-type="float">
            <text:p>3.360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33329173333333" calcext:value-type="float">
            <text:p>2.33329</text:p>
          </table:table-cell>
          <table:table-cell table:formula="of:=AVERAGE([.BT31:.BT35])" office:value-type="float" office:value="2.3475912" calcext:value-type="float">
            <text:p>2.34759</text:p>
          </table:table-cell>
          <table:table-cell table:formula="of:=AVERAGE([.BU31:.BU35])" office:value-type="float" office:value="3.8169056" calcext:value-type="float">
            <text:p>3.81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203466666667" calcext:value-type="float">
            <text:p>2.32203</text:p>
          </table:table-cell>
          <table:table-cell office:value-type="float" office:value="2.31989333333333" calcext:value-type="float">
            <text:p>2.31989</text:p>
          </table:table-cell>
          <table:table-cell office:value-type="float" office:value="3.900432" calcext:value-type="float">
            <text:p>3.900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104266666667" calcext:value-type="float">
            <text:p>2.32104</text:p>
          </table:table-cell>
          <table:table-cell office:value-type="float" office:value="2.34458266666667" calcext:value-type="float">
            <text:p>2.34458</text:p>
          </table:table-cell>
          <table:table-cell office:value-type="float" office:value="2.969904" calcext:value-type="float">
            <text:p>2.96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527866666667" calcext:value-type="float">
            <text:p>2.31528</text:p>
          </table:table-cell>
          <table:table-cell office:value-type="float" office:value="2.340128" calcext:value-type="float">
            <text:p>2.34013</text:p>
          </table:table-cell>
          <table:table-cell office:value-type="float" office:value="4.370976" calcext:value-type="float">
            <text:p>4.370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0206933333333" calcext:value-type="float">
            <text:p>2.30207</text:p>
          </table:table-cell>
          <table:table-cell office:value-type="float" office:value="2.31900266666667" calcext:value-type="float">
            <text:p>2.319</text:p>
          </table:table-cell>
          <table:table-cell office:value-type="float" office:value="3.638832" calcext:value-type="float">
            <text:p>3.6388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6988" calcext:value-type="float">
            <text:p>2.29699</text:p>
          </table:table-cell>
          <table:table-cell office:value-type="float" office:value="2.29880666666667" calcext:value-type="float">
            <text:p>2.29881</text:p>
          </table:table-cell>
          <table:table-cell office:value-type="float" office:value="3.889808" calcext:value-type="float">
            <text:p>3.8898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9316" calcext:value-type="float">
            <text:p>2.28932</text:p>
          </table:table-cell>
          <table:table-cell office:value-type="float" office:value="2.32379866666667" calcext:value-type="float">
            <text:p>2.3238</text:p>
          </table:table-cell>
          <table:table-cell office:value-type="float" office:value="3.46704" calcext:value-type="float">
            <text:p>3.4670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817066666667" calcext:value-type="float">
            <text:p>2.22817</text:p>
          </table:table-cell>
          <table:table-cell office:value-type="float" office:value="2.216944" calcext:value-type="float">
            <text:p>2.21694</text:p>
          </table:table-cell>
          <table:table-cell office:value-type="float" office:value="2.567936" calcext:value-type="float">
            <text:p>2.567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2484666666667" calcext:value-type="float">
            <text:p>2.22485</text:p>
          </table:table-cell>
          <table:table-cell office:value-type="float" office:value="2.253392" calcext:value-type="float">
            <text:p>2.25339</text:p>
          </table:table-cell>
          <table:table-cell office:value-type="float" office:value="3.459696" calcext:value-type="float">
            <text:p>3.45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135333333333" calcext:value-type="float">
            <text:p>2.21135</text:p>
          </table:table-cell>
          <table:table-cell office:value-type="float" office:value="2.24162666666667" calcext:value-type="float">
            <text:p>2.24163</text:p>
          </table:table-cell>
          <table:table-cell office:value-type="float" office:value="2.768464" calcext:value-type="float">
            <text:p>2.768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4432933333333" calcext:value-type="float">
            <text:p>2.14433</text:p>
          </table:table-cell>
          <table:table-cell office:value-type="float" office:value="2.1512" calcext:value-type="float">
            <text:p>2.1512</text:p>
          </table:table-cell>
          <table:table-cell office:value-type="float" office:value="2.349552" calcext:value-type="float">
            <text:p>2.349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034666666667" calcext:value-type="float">
            <text:p>2.13035</text:p>
          </table:table-cell>
          <table:table-cell office:value-type="float" office:value="2.142912" calcext:value-type="float">
            <text:p>2.14291</text:p>
          </table:table-cell>
          <table:table-cell office:value-type="float" office:value="2.236464" calcext:value-type="float">
            <text:p>2.236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273866666667" calcext:value-type="float">
            <text:p>2.10274</text:p>
          </table:table-cell>
          <table:table-cell office:value-type="float" office:value="2.131552" calcext:value-type="float">
            <text:p>2.13155</text:p>
          </table:table-cell>
          <table:table-cell office:value-type="float" office:value="3.330224" calcext:value-type="float">
            <text:p>3.330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5105066666667" calcext:value-type="float">
            <text:p>2.05105</text:p>
          </table:table-cell>
          <table:table-cell office:value-type="float" office:value="2.03840133333333" calcext:value-type="float">
            <text:p>2.0384</text:p>
          </table:table-cell>
          <table:table-cell office:value-type="float" office:value="2.133888" calcext:value-type="float">
            <text:p>2.133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0714" calcext:value-type="float">
            <text:p>2.40714</text:p>
          </table:table-cell>
          <table:table-cell office:value-type="float" office:value="2.413528" calcext:value-type="float">
            <text:p>2.41353</text:p>
          </table:table-cell>
          <table:table-cell office:value-type="float" office:value="4.618608" calcext:value-type="float">
            <text:p>4.618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24677333333333" calcext:value-type="float">
            <text:p>2.24677</text:p>
          </table:table-cell>
          <table:table-cell table:formula="of:=AVERAGE([.BT46:.BT60])" office:value-type="float" office:value="2.25484195555555" calcext:value-type="float">
            <text:p>2.25484</text:p>
          </table:table-cell>
          <table:table-cell table:formula="of:=AVERAGE([.BU46:.BU60])" office:value-type="float" office:value="3.24759893333333" calcext:value-type="float">
            <text:p>3.2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150266666667" calcext:value-type="float">
            <text:p>2.3015</text:p>
          </table:table-cell>
          <table:table-cell office:value-type="float" office:value="2.33111066666667" calcext:value-type="float">
            <text:p>2.33111</text:p>
          </table:table-cell>
          <table:table-cell office:value-type="float" office:value="3.809536" calcext:value-type="float">
            <text:p>3.809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2.33023893333333" calcext:value-type="float">
            <text:p>2.33024</text:p>
          </table:table-cell>
          <table:table-cell table:formula="of:=AVERAGE([.BT46:.BT50])" office:value-type="float" office:value="2.34483946666667" calcext:value-type="float">
            <text:p>2.34484</text:p>
          </table:table-cell>
          <table:table-cell table:formula="of:=AVERAGE([.BU46:.BU50])" office:value-type="float" office:value="3.8278688" calcext:value-type="float">
            <text:p>3.8278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118933333333" calcext:value-type="float">
            <text:p>2.30119</text:p>
          </table:table-cell>
          <table:table-cell office:value-type="float" office:value="2.32965866666667" calcext:value-type="float">
            <text:p>2.32966</text:p>
          </table:table-cell>
          <table:table-cell office:value-type="float" office:value="3.446224" calcext:value-type="float">
            <text:p>3.446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625866666667" calcext:value-type="float">
            <text:p>2.32626</text:p>
          </table:table-cell>
          <table:table-cell office:value-type="float" office:value="2.328292" calcext:value-type="float">
            <text:p>2.32829</text:p>
          </table:table-cell>
          <table:table-cell office:value-type="float" office:value="2.876928" calcext:value-type="float">
            <text:p>2.8769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15104" calcext:value-type="float">
            <text:p>2.3151</text:p>
          </table:table-cell>
          <table:table-cell office:value-type="float" office:value="2.321608" calcext:value-type="float">
            <text:p>2.32161</text:p>
          </table:table-cell>
          <table:table-cell office:value-type="float" office:value="4.388048" calcext:value-type="float">
            <text:p>4.388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2676133333333" calcext:value-type="float">
            <text:p>2.32676</text:p>
          </table:table-cell>
          <table:table-cell office:value-type="float" office:value="2.31938533333333" calcext:value-type="float">
            <text:p>2.31939</text:p>
          </table:table-cell>
          <table:table-cell office:value-type="float" office:value="3.523264" calcext:value-type="float">
            <text:p>3.523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0116" calcext:value-type="float">
            <text:p>2.30012</text:p>
          </table:table-cell>
          <table:table-cell office:value-type="float" office:value="2.31078266666667" calcext:value-type="float">
            <text:p>2.31078</text:p>
          </table:table-cell>
          <table:table-cell office:value-type="float" office:value="3.652784" calcext:value-type="float">
            <text:p>3.652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980533333333" calcext:value-type="float">
            <text:p>2.27981</text:p>
          </table:table-cell>
          <table:table-cell office:value-type="float" office:value="2.30316666666667" calcext:value-type="float">
            <text:p>2.30317</text:p>
          </table:table-cell>
          <table:table-cell office:value-type="float" office:value="3.81888" calcext:value-type="float">
            <text:p>3.818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688933333333" calcext:value-type="float">
            <text:p>2.25689</text:p>
          </table:table-cell>
          <table:table-cell office:value-type="float" office:value="2.248644" calcext:value-type="float">
            <text:p>2.24864</text:p>
          </table:table-cell>
          <table:table-cell office:value-type="float" office:value="3.447936" calcext:value-type="float">
            <text:p>3.447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7536" calcext:value-type="float">
            <text:p>2.24754</text:p>
          </table:table-cell>
          <table:table-cell office:value-type="float" office:value="2.235476" calcext:value-type="float">
            <text:p>2.23548</text:p>
          </table:table-cell>
          <table:table-cell office:value-type="float" office:value="2.76728" calcext:value-type="float">
            <text:p>2.7672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626933333333" calcext:value-type="float">
            <text:p>2.19627</text:p>
          </table:table-cell>
          <table:table-cell office:value-type="float" office:value="2.223596" calcext:value-type="float">
            <text:p>2.2236</text:p>
          </table:table-cell>
          <table:table-cell office:value-type="float" office:value="2.558464" calcext:value-type="float">
            <text:p>2.558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15430133333333" calcext:value-type="float">
            <text:p>2.1543</text:p>
          </table:table-cell>
          <table:table-cell office:value-type="float" office:value="2.16129733333333" calcext:value-type="float">
            <text:p>2.1613</text:p>
          </table:table-cell>
          <table:table-cell office:value-type="float" office:value="2.253264" calcext:value-type="float">
            <text:p>2.253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4832" calcext:value-type="float">
            <text:p>2.13483</text:p>
          </table:table-cell>
          <table:table-cell office:value-type="float" office:value="2.13358" calcext:value-type="float">
            <text:p>2.13358</text:p>
          </table:table-cell>
          <table:table-cell office:value-type="float" office:value="2.153216" calcext:value-type="float">
            <text:p>2.153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347333333333" calcext:value-type="float">
            <text:p>2.12347</text:p>
          </table:table-cell>
          <table:table-cell office:value-type="float" office:value="2.11274" calcext:value-type="float">
            <text:p>2.11274</text:p>
          </table:table-cell>
          <table:table-cell office:value-type="float" office:value="3.312928" calcext:value-type="float">
            <text:p>3.3129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3042133333333" calcext:value-type="float">
            <text:p>2.03042</text:p>
          </table:table-cell>
          <table:table-cell office:value-type="float" office:value="2.049764" calcext:value-type="float">
            <text:p>2.04976</text:p>
          </table:table-cell>
          <table:table-cell office:value-type="float" office:value="2.086624" calcext:value-type="float">
            <text:p>2.086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BW60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6T13:04:48.870357867</dc:date>
    <meta:document-statistic meta:table-count="2" meta:cell-count="9024" meta:object-count="0"/>
    <meta:generator>LibreOffice/4.2.8.2$Linux_X86_64 LibreOffice_project/420m0$Build-2</meta:generator>
  </office:meta>
</office:document-meta>
</file>